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80000035064480D240DEB6D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fafafa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Concave" draw:marker-start-width="0.199cm" draw:marker-end="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afafa" fo:min-height="0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Concave" draw:marker-start-width="0.199cm" draw:marker-end="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Forme1" draw:style-name="gr4" draw:text-style-name="P1" svg:x1="1.413cm" svg:y1="9.439cm" svg:x2="16.03cm" svg:y2="9.603cm"><text:p/></draw:line><draw:line text:anchor-type="paragraph" draw:z-index="2" draw:name="Forme2" draw:style-name="gr4" draw:text-style-name="P1" svg:x1="4.87cm" svg:y1="-1.097cm" svg:x2="4.935cm" svg:y2="9.818cm"><text:p/></draw:line><draw:line text:anchor-type="paragraph" draw:z-index="3" draw:name="Forme3" draw:style-name="gr1" draw:text-style-name="P1" svg:x1="6.606cm" svg:y1="4.627cm" svg:x2="4.87cm" svg:y2="4.643cm"><text:p/></draw:line><draw:line text:anchor-type="paragraph" draw:z-index="4" draw:name="Forme3_0" draw:style-name="gr1" draw:text-style-name="P1" svg:x1="6.572cm" svg:y1="9.522cm" svg:x2="6.606cm" svg:y2="4.627cm"><text:p/></draw:line><draw:frame text:anchor-type="paragraph" draw:z-index="5" draw:name="Forme4" draw:style-name="gr2" draw:text-style-name="P2" svg:width="1.01cm" svg:height="0.579cm" svg:x="5.249cm" svg:y="5.322cm"><draw:text-box><text:p text:style-name="P1">19,9</text:p></draw:text-box></draw:frame><draw:frame text:anchor-type="paragraph" draw:z-index="6" draw:name="Forme4_0" draw:style-name="gr2" draw:text-style-name="P2" svg:width="1.01cm" svg:height="0.579cm" svg:x="6.606cm" svg:y="7.108cm"><draw:text-box><text:p text:style-name="P1">58,1</text:p></draw:text-box></draw:frame><draw:line text:anchor-type="paragraph" draw:z-index="7" draw:name="Forme3_1" draw:style-name="gr1" draw:text-style-name="P1" svg:x1="8.64cm" svg:y1="9.521cm" svg:x2="8.707cm" svg:y2="3.171cm"><text:p/></draw:line><draw:line text:anchor-type="paragraph" draw:z-index="8" draw:name="Forme3_2" draw:style-name="gr1" draw:text-style-name="P1" svg:x1="8.657cm" svg:y1="3.171cm" svg:x2="4.87cm" svg:y2="3.171cm"><text:p/></draw:line><draw:frame text:anchor-type="paragraph" draw:z-index="9" draw:name="Forme4_1" draw:style-name="gr2" draw:text-style-name="P2" svg:width="1.01cm" svg:height="0.579cm" svg:x="5.943cm" svg:y="2.593cm"><draw:text-box><text:p text:style-name="P1">45</text:p></draw:text-box></draw:frame><draw:frame text:anchor-type="paragraph" draw:z-index="10" draw:name="Forme4_2" draw:style-name="gr2" draw:text-style-name="P2" svg:width="1.01cm" svg:height="0.579cm" svg:x="8.657cm" svg:y="6.115cm"><draw:text-box><text:p text:style-name="P1">75</text:p></draw:text-box></draw:frame><draw:line text:anchor-type="paragraph" draw:z-index="11" draw:name="Forme3_3" draw:style-name="gr1" draw:text-style-name="P1" svg:x1="10.724cm" svg:y1="9.602cm" svg:x2="10.773cm" svg:y2="3.584cm"><text:p/></draw:line><draw:line text:anchor-type="paragraph" draw:z-index="12" draw:name="Forme3_4" draw:style-name="gr3" draw:text-style-name="P1" svg:x1="10.79cm" svg:y1="1.418cm" svg:x2="4.87cm" svg:y2="1.436cm"><text:p text:style-name="P1">c</text:p></draw:line><draw:line text:anchor-type="paragraph" draw:z-index="13" draw:name="Forme3_5" draw:style-name="gr3" draw:text-style-name="P1" svg:x1="13.121cm" svg:y1="0.707cm" svg:x2="4.87cm" svg:y2="0.756cm"><text:p text:style-name="P1">c</text:p></draw:line><draw:frame text:anchor-type="paragraph" draw:z-index="14" draw:name="Forme4_3" draw:style-name="gr2" draw:text-style-name="P2" svg:width="1.01cm" svg:height="0.579cm" svg:x="10.774cm" svg:y="6.181cm"><draw:text-box><text:p text:style-name="P1">70</text:p></draw:text-box></draw:frame><draw:frame text:anchor-type="paragraph" draw:z-index="15" draw:name="Forme4_4" draw:style-name="gr2" draw:text-style-name="P2" svg:width="1.01cm" svg:height="0.579cm" svg:x="13.023cm" svg:y="6.528cm"><draw:text-box><text:p text:style-name="P1">50</text:p></draw:text-box></draw:frame><draw:frame text:anchor-type="paragraph" draw:z-index="16" draw:name="Forme4_5" draw:style-name="gr2" draw:text-style-name="P2" svg:width="1.01cm" svg:height="0.579cm" svg:x="7.301cm" svg:y="0.956cm"><draw:text-box><text:p text:style-name="P1">70</text:p></draw:text-box></draw:frame><draw:frame text:anchor-type="paragraph" draw:z-index="17" draw:name="Forme4_6" draw:style-name="gr2" draw:text-style-name="P2" svg:width="1.01cm" svg:height="0.579cm" svg:x="8.493cm" svg:y="0.277cm"><draw:text-box><text:p text:style-name="P1">95</text:p></draw:text-box></draw:frame><draw:line text:anchor-type="paragraph" draw:z-index="18" draw:name="Forme3_6" draw:style-name="gr1" draw:text-style-name="P1" svg:x1="12.873cm" svg:y1="9.602cm" svg:x2="12.907cm" svg:y2="5.288cm"><text:p/></draw:line><draw:frame draw:style-name="fr1" draw:name="Image1" text:anchor-type="char" svg:width="17cm" svg:height="16.531cm" draw:z-index="0"><draw:image xlink:href="Pictures/10000201000003680000035064480D240DEB6D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20:53:43.478000000</meta:creation-date>
    <dc:date>2023-04-08T21:05:40.085000000</dc:date>
    <meta:editing-duration>PT1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8.1$Windows_X86_64 LibreOffice_project/e1f30c802c3269a1d052614453f260e49458c82c</meta:generator>
  </office:meta>
</office:document-meta>
</file>